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Mean return</text:p>
          </table:table-cell>
          <table:table-cell office:value-type="string" calcext:value-type="string">
            <text:p>Stddev return</text:p>
          </table:table-cell>
          <table:table-cell office:value-type="string" calcext:value-type="string">
            <text:p>Return^3</text:p>
          </table:table-cell>
          <table:table-cell office:value-type="string" calcext:value-type="string">
            <text:p>Mean Return^3</text:p>
          </table:table-cell>
          <table:table-cell office:value-type="string" calcext:value-type="string">
            <text:p>Skewness 10D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0" calcext:value-type="float">
            <text:p>0.0000</text:p>
          </table:table-cell>
          <table:table-cell table:formula="of:=AVERAGE([.C2:.C2])" office:value-type="float" office:value="0" calcext:value-type="float">
            <text:p>0.0000</text:p>
          </table:table-cell>
          <table:table-cell table:formula="of:=COM.MICROSOFT.STDEV.P([.C2:.C2])" office:value-type="float" office:value="0" calcext:value-type="float">
            <text:p>0</text:p>
          </table:table-cell>
          <table:table-cell table:formula="of:=[.C2]^3" office:value-type="float" office:value="0" calcext:value-type="float">
            <text:p>0</text:p>
          </table:table-cell>
          <table:table-cell table:formula="of:=AVERAGE([.F2:.F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table:formula="of:=AVERAGE([.C2:.C3])" office:value-type="float" office:value="-0.0399999999999991" calcext:value-type="float">
            <text:p>-0.0400</text:p>
          </table:table-cell>
          <table:table-cell table:formula="of:=COM.MICROSOFT.STDEV.P([.C2:.C3])" office:value-type="float" office:value="0.0399999999999991" calcext:value-type="float">
            <text:p>0.039999999999999</text:p>
          </table:table-cell>
          <table:table-cell table:formula="of:=[.C3]^3" office:value-type="float" office:value="-0.000511999999999967" calcext:value-type="float">
            <text:p>-0.000512</text:p>
          </table:table-cell>
          <table:table-cell table:formula="of:=AVERAGE([.F2:.F3])" office:value-type="float" office:value="-0.000255999999999984" calcext:value-type="float">
            <text:p>-0.000256</text:p>
          </table:table-cell>
          <table:table-cell table:formula="of:=([.G3]-3*[.D3]*[.E3]^2-[.D3]^3)/[.E3]^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table:formula="of:=AVERAGE([.C2:.C4])" office:value-type="float" office:value="-0.0633333333333338" calcext:value-type="float">
            <text:p>-0.0633</text:p>
          </table:table-cell>
          <table:table-cell table:formula="of:=COM.MICROSOFT.STDEV.P([.C2:.C4])" office:value-type="float" office:value="0.0464279609239479" calcext:value-type="float">
            <text:p>0.046427960923948</text:p>
          </table:table-cell>
          <table:table-cell table:formula="of:=[.C4]^3" office:value-type="float" office:value="-0.00133100000000011" calcext:value-type="float">
            <text:p>-0.001331</text:p>
          </table:table-cell>
          <table:table-cell table:formula="of:=AVERAGE([.F2:.F4])" office:value-type="float" office:value="-0.000614333333333359" calcext:value-type="float">
            <text:p>-0.000614333333333</text:p>
          </table:table-cell>
          <table:table-cell table:formula="of:=([.G4]-3*[.D4]*[.E4]^2-[.D4]^3)/[.E4]^3" office:value-type="float" office:value="0.492208428330659" calcext:value-type="float">
            <text:p>0.492208428330659</text:p>
          </table:table-cell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table:formula="of:=AVERAGE([.C2:.C5])" office:value-type="float" office:value="-0.0249999999999995" calcext:value-type="float">
            <text:p>-0.0250</text:p>
          </table:table-cell>
          <table:table-cell table:formula="of:=COM.MICROSOFT.STDEV.P([.C2:.C5])" office:value-type="float" office:value="0.0776208734813019" calcext:value-type="float">
            <text:p>0.077620873481302</text:p>
          </table:table-cell>
          <table:table-cell table:formula="of:=[.C5]^3" office:value-type="float" office:value="0.000729000000000083" calcext:value-type="float">
            <text:p>0.000729</text:p>
          </table:table-cell>
          <table:table-cell table:formula="of:=AVERAGE([.F2:.F5])" office:value-type="float" office:value="-0.000278499999999998" calcext:value-type="float">
            <text:p>-0.0002785</text:p>
          </table:table-cell>
          <table:table-cell table:formula="of:=([.G5]-3*[.D5]*[.E5]^2-[.D5]^3)/[.E5]^3" office:value-type="float" office:value="0.404134779717033" calcext:value-type="float">
            <text:p>0.404134779717033</text:p>
          </table:table-cell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table:formula="of:=AVERAGE([.C2:.C6])" office:value-type="float" office:value="-0.018" calcext:value-type="float">
            <text:p>-0.0180</text:p>
          </table:table-cell>
          <table:table-cell table:formula="of:=COM.MICROSOFT.STDEV.P([.C2:.C6])" office:value-type="float" office:value="0.0708237248385045" calcext:value-type="float">
            <text:p>0.070823724838505</text:p>
          </table:table-cell>
          <table:table-cell table:formula="of:=[.C6]^3" office:value-type="float" office:value="0.000000999999999999403" calcext:value-type="float">
            <text:p>9.99999999999403E-07</text:p>
          </table:table-cell>
          <table:table-cell table:formula="of:=AVERAGE([.F2:.F6])" office:value-type="float" office:value="-0.000222599999999999" calcext:value-type="float">
            <text:p>-0.0002226</text:p>
          </table:table-cell>
          <table:table-cell table:formula="of:=([.G6]-3*[.D6]*[.E6]^2-[.D6]^3)/[.E6]^3" office:value-type="float" office:value="0.152275088888771" calcext:value-type="float">
            <text:p>0.152275088888771</text:p>
          </table:table-cell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table:formula="of:=AVERAGE([.C2:.C7])" office:value-type="float" office:value="-0.0233333333333334" calcext:value-type="float">
            <text:p>-0.0233</text:p>
          </table:table-cell>
          <table:table-cell table:formula="of:=COM.MICROSOFT.STDEV.P([.C2:.C7])" office:value-type="float" office:value="0.065743609744388" calcext:value-type="float">
            <text:p>0.065743609744388</text:p>
          </table:table-cell>
          <table:table-cell table:formula="of:=[.C7]^3" office:value-type="float" office:value="-0.000125000000000005" calcext:value-type="float">
            <text:p>-0.000125</text:p>
          </table:table-cell>
          <table:table-cell table:formula="of:=AVERAGE([.F2:.F7])" office:value-type="float" office:value="-0.000206333333333333" calcext:value-type="float">
            <text:p>-0.000206333333333</text:p>
          </table:table-cell>
          <table:table-cell table:formula="of:=([.G7]-3*[.D7]*[.E7]^2-[.D7]^3)/[.E7]^3" office:value-type="float" office:value="0.383328069980215" calcext:value-type="float">
            <text:p>0.383328069980215</text:p>
          </table:table-cell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table:formula="of:=AVERAGE([.C2:.C8])" office:value-type="float" office:value="-0.00571428571428566" calcext:value-type="float">
            <text:p>-0.0057</text:p>
          </table:table-cell>
          <table:table-cell table:formula="of:=COM.MICROSOFT.STDEV.P([.C2:.C8])" office:value-type="float" office:value="0.0746146563268617" calcext:value-type="float">
            <text:p>0.074614656326862</text:p>
          </table:table-cell>
          <table:table-cell table:formula="of:=[.C8]^3" office:value-type="float" office:value="0.00100000000000003" calcext:value-type="float">
            <text:p>0.001</text:p>
          </table:table-cell>
          <table:table-cell table:formula="of:=AVERAGE([.F2:.F8])" office:value-type="float" office:value="-0.0000339999999999957" calcext:value-type="float">
            <text:p>-3.39999999999957E-05</text:p>
          </table:table-cell>
          <table:table-cell table:formula="of:=([.G8]-3*[.D8]*[.E8]^2-[.D8]^3)/[.E8]^3" office:value-type="float" office:value="0.148353345533407" calcext:value-type="float">
            <text:p>0.148353345533407</text:p>
          </table:table-cell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table:formula="of:=AVERAGE([.C2:.C9])" office:value-type="float" office:value="0.0199999999999999" calcext:value-type="float">
            <text:p>0.0200</text:p>
          </table:table-cell>
          <table:table-cell table:formula="of:=COM.MICROSOFT.STDEV.P([.C2:.C9])" office:value-type="float" office:value="0.0974679434480902" calcext:value-type="float">
            <text:p>0.09746794344809</text:p>
          </table:table-cell>
          <table:table-cell table:formula="of:=[.C9]^3" office:value-type="float" office:value="0.00799999999999988" calcext:value-type="float">
            <text:p>0.008</text:p>
          </table:table-cell>
          <table:table-cell table:formula="of:=AVERAGE([.F2:.F9])" office:value-type="float" office:value="0.000970249999999989" calcext:value-type="float">
            <text:p>0.00097025</text:p>
          </table:table-cell>
          <table:table-cell table:formula="of:=([.G9]-3*[.D9]*[.E9]^2-[.D9]^3)/[.E9]^3" office:value-type="float" office:value="0.423621061689873" calcext:value-type="float">
            <text:p>0.423621061689873</text:p>
          </table:table-cell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table:formula="of:=AVERAGE([.C2:.C10])" office:value-type="float" office:value="-0.00333333333333351" calcext:value-type="float">
            <text:p>-0.0033</text:p>
          </table:table-cell>
          <table:table-cell table:formula="of:=COM.MICROSOFT.STDEV.P([.C2:.C10])" office:value-type="float" office:value="0.113137084989848" calcext:value-type="float">
            <text:p>0.113137084989848</text:p>
          </table:table-cell>
          <table:table-cell table:formula="of:=[.C10]^3" office:value-type="float" office:value="-0.00685900000000011" calcext:value-type="float">
            <text:p>-0.006859</text:p>
          </table:table-cell>
          <table:table-cell table:formula="of:=AVERAGE([.F2:.F10])" office:value-type="float" office:value="0.000100333333333312" calcext:value-type="float">
            <text:p>0.000100333333333</text:p>
          </table:table-cell>
          <table:table-cell table:formula="of:=([.G10]-3*[.D10]*[.E10]^2-[.D10]^3)/[.E10]^3" office:value-type="float" office:value="0.157697497569297" calcext:value-type="float">
            <text:p>0.157697497569297</text:p>
          </table:table-cell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table:formula="of:=AVERAGE([.C2:.C11])" office:value-type="float" office:value="0.00199999999999991" calcext:value-type="float">
            <text:p>0.0020</text:p>
          </table:table-cell>
          <table:table-cell table:formula="of:=COM.MICROSOFT.STDEV.P([.C2:.C11])" office:value-type="float" office:value="0.108517279730005" calcext:value-type="float">
            <text:p>0.108517279730005</text:p>
          </table:table-cell>
          <table:table-cell table:formula="of:=[.C11]^3" office:value-type="float" office:value="0.000125000000000005" calcext:value-type="float">
            <text:p>0.000125</text:p>
          </table:table-cell>
          <table:table-cell table:formula="of:=AVERAGE([.F2:.F11])" office:value-type="float" office:value="0.000102799999999981" calcext:value-type="float">
            <text:p>0.0001028</text:p>
          </table:table-cell>
          <table:table-cell table:formula="of:=([.G11]-3*[.D11]*[.E11]^2-[.D11]^3)/[.E11]^3" office:value-type="float" office:value="0.0251475177426081" calcext:value-type="float">
            <text:p>0.025147517742608</text:p>
          </table:table-cell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table:formula="of:=AVERAGE([.C3:.C12])" office:value-type="float" office:value="-0.0120000000000001" calcext:value-type="float">
            <text:p>-0.0120</text:p>
          </table:table-cell>
          <table:table-cell table:formula="of:=COM.MICROSOFT.STDEV.P([.C3:.C12])" office:value-type="float" office:value="0.116601886777188" calcext:value-type="float">
            <text:p>0.116601886777188</text:p>
          </table:table-cell>
          <table:table-cell table:formula="of:=[.C12]^3" office:value-type="float" office:value="-0.00274400000000006" calcext:value-type="float">
            <text:p>-0.002744</text:p>
          </table:table-cell>
          <table:table-cell table:formula="of:=AVERAGE([.F3:.F12])" office:value-type="float" office:value="-0.000171600000000025" calcext:value-type="float">
            <text:p>-0.0001716</text:p>
          </table:table-cell>
          <table:table-cell table:formula="of:=([.G12]-3*[.D12]*[.E12]^2-[.D12]^3)/[.E12]^3" office:value-type="float" office:value="0.201589679473887" calcext:value-type="float">
            <text:p>0.201589679473887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table:formula="of:=AVERAGE([.C4:.C13])" office:value-type="float" office:value="0.0199999999999999" calcext:value-type="float">
            <text:p>0.0200</text:p>
          </table:table-cell>
          <table:table-cell table:formula="of:=COM.MICROSOFT.STDEV.P([.C4:.C13])" office:value-type="float" office:value="0.135867582594231" calcext:value-type="float">
            <text:p>0.135867582594231</text:p>
          </table:table-cell>
          <table:table-cell table:formula="of:=[.C13]^3" office:value-type="float" office:value="0.0138240000000003" calcext:value-type="float">
            <text:p>0.013824</text:p>
          </table:table-cell>
          <table:table-cell table:formula="of:=AVERAGE([.F4:.F13])" office:value-type="float" office:value="0.00126200000000001" calcext:value-type="float">
            <text:p>0.001262</text:p>
          </table:table-cell>
          <table:table-cell table:formula="of:=([.G13]-3*[.D13]*[.E13]^2-[.D13]^3)/[.E13]^3" office:value-type="float" office:value="0.058370515887457" calcext:value-type="float">
            <text:p>0.058370515887457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table:formula="of:=AVERAGE([.C5:.C14])" office:value-type="float" office:value="0.0300000000000001" calcext:value-type="float">
            <text:p>0.0300</text:p>
          </table:table-cell>
          <table:table-cell table:formula="of:=COM.MICROSOFT.STDEV.P([.C5:.C14])" office:value-type="float" office:value="0.129460418661459" calcext:value-type="float">
            <text:p>0.129460418661459</text:p>
          </table:table-cell>
          <table:table-cell table:formula="of:=[.C14]^3" office:value-type="float" office:value="-0.00000100000000000048" calcext:value-type="float">
            <text:p>-1.00000000000048E-06</text:p>
          </table:table-cell>
          <table:table-cell table:formula="of:=AVERAGE([.F5:.F14])" office:value-type="float" office:value="0.00139500000000002" calcext:value-type="float">
            <text:p>0.001395</text:p>
          </table:table-cell>
          <table:table-cell table:formula="of:=([.G14]-3*[.D14]*[.E14]^2-[.D14]^3)/[.E14]^3" office:value-type="float" office:value="-0.064707718328919" calcext:value-type="float">
            <text:p>-0.064707718328919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table:formula="of:=AVERAGE([.C6:.C15])" office:value-type="float" office:value="0.0439999999999998" calcext:value-type="float">
            <text:p>0.0440</text:p>
          </table:table-cell>
          <table:table-cell table:formula="of:=COM.MICROSOFT.STDEV.P([.C6:.C15])" office:value-type="float" office:value="0.142140775289852" calcext:value-type="float">
            <text:p>0.142140775289852</text:p>
          </table:table-cell>
          <table:table-cell table:formula="of:=[.C15]^3" office:value-type="float" office:value="0.012167" calcext:value-type="float">
            <text:p>0.012167</text:p>
          </table:table-cell>
          <table:table-cell table:formula="of:=AVERAGE([.F6:.F15])" office:value-type="float" office:value="0.00253880000000001" calcext:value-type="float">
            <text:p>0.0025388</text:p>
          </table:table-cell>
          <table:table-cell table:formula="of:=([.G15]-3*[.D15]*[.E15]^2-[.D15]^3)/[.E15]^3" office:value-type="float" office:value="-0.0742778369075063" calcext:value-type="float">
            <text:p>-0.074277836907506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table:formula="of:=AVERAGE([.C7:.C16])" office:value-type="float" office:value="0.118" calcext:value-type="float">
            <text:p>0.1180</text:p>
          </table:table-cell>
          <table:table-cell table:formula="of:=COM.MICROSOFT.STDEV.P([.C7:.C16])" office:value-type="float" office:value="0.253881862290318" calcext:value-type="float">
            <text:p>0.253881862290318</text:p>
          </table:table-cell>
          <table:table-cell table:formula="of:=[.C16]^3" office:value-type="float" office:value="0.421875" calcext:value-type="float">
            <text:p>0.421875</text:p>
          </table:table-cell>
          <table:table-cell table:formula="of:=AVERAGE([.F7:.F16])" office:value-type="float" office:value="0.0447262" calcext:value-type="float">
            <text:p>0.0447262</text:p>
          </table:table-cell>
          <table:table-cell table:formula="of:=([.G16]-3*[.D16]*[.E16]^2-[.D16]^3)/[.E16]^3" office:value-type="float" office:value="1.23841877165747" calcext:value-type="float">
            <text:p>1.23841877165747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table:formula="of:=AVERAGE([.C8:.C17])" office:value-type="float" office:value="0.192" calcext:value-type="float">
            <text:p>0.1920</text:p>
          </table:table-cell>
          <table:table-cell table:formula="of:=COM.MICROSOFT.STDEV.P([.C8:.C17])" office:value-type="float" office:value="0.298120780892578" calcext:value-type="float">
            <text:p>0.298120780892578</text:p>
          </table:table-cell>
          <table:table-cell table:formula="of:=[.C17]^3" office:value-type="float" office:value="0.328509000000001" calcext:value-type="float">
            <text:p>0.328509000000001</text:p>
          </table:table-cell>
          <table:table-cell table:formula="of:=AVERAGE([.F8:.F17])" office:value-type="float" office:value="0.0775896000000002" calcext:value-type="float">
            <text:p>0.0775896</text:p>
          </table:table-cell>
          <table:table-cell table:formula="of:=([.G17]-3*[.D17]*[.E17]^2-[.D17]^3)/[.E17]^3" office:value-type="float" office:value="0.729140042703587" calcext:value-type="float">
            <text:p>0.729140042703587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table:formula="of:=AVERAGE([.C9:.C18])" office:value-type="float" office:value="0.152" calcext:value-type="float">
            <text:p>0.1520</text:p>
          </table:table-cell>
          <table:table-cell table:formula="of:=COM.MICROSOFT.STDEV.P([.C9:.C18])" office:value-type="float" office:value="0.332619903192819" calcext:value-type="float">
            <text:p>0.332619903192819</text:p>
          </table:table-cell>
          <table:table-cell table:formula="of:=[.C18]^3" office:value-type="float" office:value="-0.0270000000000003" calcext:value-type="float">
            <text:p>-0.027</text:p>
          </table:table-cell>
          <table:table-cell table:formula="of:=AVERAGE([.F9:.F18])" office:value-type="float" office:value="0.0747896000000001" calcext:value-type="float">
            <text:p>0.0747896</text:p>
          </table:table-cell>
          <table:table-cell table:formula="of:=([.G18]-3*[.D18]*[.E18]^2-[.D18]^3)/[.E18]^3" office:value-type="float" office:value="0.565976240181015" calcext:value-type="float">
            <text:p>0.565976240181015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table:formula="of:=AVERAGE([.C10:.C19])" office:value-type="float" office:value="0.14" calcext:value-type="float">
            <text:p>0.1400</text:p>
          </table:table-cell>
          <table:table-cell table:formula="of:=COM.MICROSOFT.STDEV.P([.C10:.C19])" office:value-type="float" office:value="0.332836296097647" calcext:value-type="float">
            <text:p>0.332836296097647</text:p>
          </table:table-cell>
          <table:table-cell table:formula="of:=[.C19]^3" office:value-type="float" office:value="0.000511999999999967" calcext:value-type="float">
            <text:p>0.000512</text:p>
          </table:table-cell>
          <table:table-cell table:formula="of:=AVERAGE([.F10:.F19])" office:value-type="float" office:value="0.0740408000000001" calcext:value-type="float">
            <text:p>0.0740408</text:p>
          </table:table-cell>
          <table:table-cell table:formula="of:=([.G19]-3*[.D19]*[.E19]^2-[.D19]^3)/[.E19]^3" office:value-type="float" office:value="0.671768969088053" calcext:value-type="float">
            <text:p>0.671768969088053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table:formula="of:=AVERAGE([.C11:.C20])" office:value-type="float" office:value="0.171" calcext:value-type="float">
            <text:p>0.1710</text:p>
          </table:table-cell>
          <table:table-cell table:formula="of:=COM.MICROSOFT.STDEV.P([.C11:.C20])" office:value-type="float" office:value="0.314593388360277" calcext:value-type="float">
            <text:p>0.314593388360277</text:p>
          </table:table-cell>
          <table:table-cell table:formula="of:=[.C20]^3" office:value-type="float" office:value="0.00172800000000004" calcext:value-type="float">
            <text:p>0.001728</text:p>
          </table:table-cell>
          <table:table-cell table:formula="of:=AVERAGE([.F11:.F20])" office:value-type="float" office:value="0.0748995000000002" calcext:value-type="float">
            <text:p>0.0748995</text:p>
          </table:table-cell>
          <table:table-cell table:formula="of:=([.G20]-3*[.D20]*[.E20]^2-[.D20]^3)/[.E20]^3" office:value-type="float" office:value="0.614363136926577" calcext:value-type="float">
            <text:p>0.614363136926577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table:formula="of:=AVERAGE([.C12:.C21])" office:value-type="float" office:value="0.134" calcext:value-type="float">
            <text:p>0.1340</text:p>
          </table:table-cell>
          <table:table-cell table:formula="of:=COM.MICROSOFT.STDEV.P([.C12:.C21])" office:value-type="float" office:value="0.346762166333065" calcext:value-type="float">
            <text:p>0.346762166333065</text:p>
          </table:table-cell>
          <table:table-cell table:formula="of:=[.C21]^3" office:value-type="float" office:value="-0.032768" calcext:value-type="float">
            <text:p>-0.032768</text:p>
          </table:table-cell>
          <table:table-cell table:formula="of:=AVERAGE([.F12:.F21])" office:value-type="float" office:value="0.0716102000000002" calcext:value-type="float">
            <text:p>0.0716102</text:p>
          </table:table-cell>
          <table:table-cell table:formula="of:=([.G21]-3*[.D21]*[.E21]^2-[.D21]^3)/[.E21]^3" office:value-type="float" office:value="0.500431048675671" calcext:value-type="float">
            <text:p>0.500431048675671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table:formula="of:=AVERAGE([.C13:.C22])" office:value-type="float" office:value="0.167" calcext:value-type="float">
            <text:p>0.1670</text:p>
          </table:table-cell>
          <table:table-cell table:formula="of:=COM.MICROSOFT.STDEV.P([.C13:.C22])" office:value-type="float" office:value="0.334605738145658" calcext:value-type="float">
            <text:p>0.334605738145658</text:p>
          </table:table-cell>
          <table:table-cell table:formula="of:=[.C22]^3" office:value-type="float" office:value="0.00685900000000011" calcext:value-type="float">
            <text:p>0.006859</text:p>
          </table:table-cell>
          <table:table-cell table:formula="of:=AVERAGE([.F13:.F22])" office:value-type="float" office:value="0.0725705000000002" calcext:value-type="float">
            <text:p>0.0725705</text:p>
          </table:table-cell>
          <table:table-cell table:formula="of:=([.G22]-3*[.D22]*[.E22]^2-[.D22]^3)/[.E22]^3" office:value-type="float" office:value="0.31552842268564" calcext:value-type="float">
            <text:p>0.31552842268564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table:formula="of:=AVERAGE([.C14:.C23])" office:value-type="float" office:value="0.148" calcext:value-type="float">
            <text:p>0.1480</text:p>
          </table:table-cell>
          <table:table-cell table:formula="of:=COM.MICROSOFT.STDEV.P([.C14:.C23])" office:value-type="float" office:value="0.335314777485276" calcext:value-type="float">
            <text:p>0.335314777485276</text:p>
          </table:table-cell>
          <table:table-cell table:formula="of:=[.C23]^3" office:value-type="float" office:value="0.000125000000000005" calcext:value-type="float">
            <text:p>0.000125</text:p>
          </table:table-cell>
          <table:table-cell table:formula="of:=AVERAGE([.F14:.F23])" office:value-type="float" office:value="0.0712006000000001" calcext:value-type="float">
            <text:p>0.0712006</text:p>
          </table:table-cell>
          <table:table-cell table:formula="of:=([.G23]-3*[.D23]*[.E23]^2-[.D23]^3)/[.E23]^3" office:value-type="float" office:value="0.47842252458251" calcext:value-type="float">
            <text:p>0.47842252458251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table:formula="of:=AVERAGE([.C15:.C24])" office:value-type="float" office:value="0.127" calcext:value-type="float">
            <text:p>0.1270</text:p>
          </table:table-cell>
          <table:table-cell table:formula="of:=COM.MICROSOFT.STDEV.P([.C15:.C24])" office:value-type="float" office:value="0.350772005724517" calcext:value-type="float">
            <text:p>0.350772005724517</text:p>
          </table:table-cell>
          <table:table-cell table:formula="of:=[.C24]^3" office:value-type="float" office:value="-0.0106480000000003" calcext:value-type="float">
            <text:p>-0.010648</text:p>
          </table:table-cell>
          <table:table-cell table:formula="of:=AVERAGE([.F15:.F24])" office:value-type="float" office:value="0.0701359000000001" calcext:value-type="float">
            <text:p>0.0701359</text:p>
          </table:table-cell>
          <table:table-cell table:formula="of:=([.G24]-3*[.D24]*[.E24]^2-[.D24]^3)/[.E24]^3" office:value-type="float" office:value="0.491409201524039" calcext:value-type="float">
            <text:p>0.491409201524039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table:formula="of:=AVERAGE([.C16:.C25])" office:value-type="float" office:value="0.0580000000000002" calcext:value-type="float">
            <text:p>0.0580</text:p>
          </table:table-cell>
          <table:table-cell table:formula="of:=COM.MICROSOFT.STDEV.P([.C16:.C25])" office:value-type="float" office:value="0.389456030894375" calcext:value-type="float">
            <text:p>0.389456030894375</text:p>
          </table:table-cell>
          <table:table-cell table:formula="of:=[.C25]^3" office:value-type="float" office:value="-0.0973359999999981" calcext:value-type="float">
            <text:p>-0.097335999999998</text:p>
          </table:table-cell>
          <table:table-cell table:formula="of:=AVERAGE([.F16:.F25])" office:value-type="float" office:value="0.0591856000000003" calcext:value-type="float">
            <text:p>0.0591856</text:p>
          </table:table-cell>
          <table:table-cell table:formula="of:=([.G25]-3*[.D25]*[.E25]^2-[.D25]^3)/[.E25]^3" office:value-type="float" office:value="0.551857775134323" calcext:value-type="float">
            <text:p>0.551857775134323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table:formula="of:=AVERAGE([.C17:.C26])" office:value-type="float" office:value="-0.0259999999999998" calcext:value-type="float">
            <text:p>-0.0260</text:p>
          </table:table-cell>
          <table:table-cell table:formula="of:=COM.MICROSOFT.STDEV.P([.C17:.C26])" office:value-type="float" office:value="0.314521859335723" calcext:value-type="float">
            <text:p>0.314521859335723</text:p>
          </table:table-cell>
          <table:table-cell table:formula="of:=[.C26]^3" office:value-type="float" office:value="-0.000728999999999998" calcext:value-type="float">
            <text:p>-0.000729</text:p>
          </table:table-cell>
          <table:table-cell table:formula="of:=AVERAGE([.F17:.F26])" office:value-type="float" office:value="0.0169252000000003" calcext:value-type="float">
            <text:p>0.0169252</text:p>
          </table:table-cell>
          <table:table-cell table:formula="of:=([.G26]-3*[.D26]*[.E26]^2-[.D26]^3)/[.E26]^3" office:value-type="float" office:value="0.792538339073764" calcext:value-type="float">
            <text:p>0.792538339073764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table:formula="of:=AVERAGE([.C18:.C27])" office:value-type="float" office:value="-0.0720000000000002" calcext:value-type="float">
            <text:p>-0.0720</text:p>
          </table:table-cell>
          <table:table-cell table:formula="of:=COM.MICROSOFT.STDEV.P([.C18:.C27])" office:value-type="float" office:value="0.228245481882993" calcext:value-type="float">
            <text:p>0.228245481882993</text:p>
          </table:table-cell>
          <table:table-cell table:formula="of:=[.C27]^3" office:value-type="float" office:value="0.0121669999999995" calcext:value-type="float">
            <text:p>0.012167</text:p>
          </table:table-cell>
          <table:table-cell table:formula="of:=AVERAGE([.F18:.F27])" office:value-type="float" office:value="-0.0147089999999999" calcext:value-type="float">
            <text:p>-0.014709</text:p>
          </table:table-cell>
          <table:table-cell table:formula="of:=([.G27]-3*[.D27]*[.E27]^2-[.D27]^3)/[.E27]^3" office:value-type="float" office:value="-0.259280114786023" calcext:value-type="float">
            <text:p>-0.259280114786023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table:formula="of:=AVERAGE([.C19:.C28])" office:value-type="float" office:value="-0.107" calcext:value-type="float">
            <text:p>-0.1070</text:p>
          </table:table-cell>
          <table:table-cell table:formula="of:=COM.MICROSOFT.STDEV.P([.C19:.C28])" office:value-type="float" office:value="0.281213442068475" calcext:value-type="float">
            <text:p>0.281213442068475</text:p>
          </table:table-cell>
          <table:table-cell table:formula="of:=[.C28]^3" office:value-type="float" office:value="-0.274624999999999" calcext:value-type="float">
            <text:p>-0.274624999999999</text:p>
          </table:table-cell>
          <table:table-cell table:formula="of:=AVERAGE([.F19:.F28])" office:value-type="float" office:value="-0.0394714999999998" calcext:value-type="float">
            <text:p>-0.0394715</text:p>
          </table:table-cell>
          <table:table-cell table:formula="of:=([.G28]-3*[.D28]*[.E28]^2-[.D28]^3)/[.E28]^3" office:value-type="float" office:value="-0.578338238186629" calcext:value-type="float">
            <text:p>-0.578338238186629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table:formula="of:=AVERAGE([.C20:.C29])" office:value-type="float" office:value="-0.0729999999999997" calcext:value-type="float">
            <text:p>-0.0730</text:p>
          </table:table-cell>
          <table:table-cell table:formula="of:=COM.MICROSOFT.STDEV.P([.C20:.C29])" office:value-type="float" office:value="0.319688911287207" calcext:value-type="float">
            <text:p>0.319688911287207</text:p>
          </table:table-cell>
          <table:table-cell table:formula="of:=[.C29]^3" office:value-type="float" office:value="0.0740880000000011" calcext:value-type="float">
            <text:p>0.074088000000001</text:p>
          </table:table-cell>
          <table:table-cell table:formula="of:=AVERAGE([.F20:.F29])" office:value-type="float" office:value="-0.0321138999999996" calcext:value-type="float">
            <text:p>-0.0321139</text:p>
          </table:table-cell>
          <table:table-cell table:formula="of:=([.G29]-3*[.D29]*[.E29]^2-[.D29]^3)/[.E29]^3" office:value-type="float" office:value="-0.285954746174025" calcext:value-type="float">
            <text:p>-0.285954746174025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table:formula="of:=AVERAGE([.C21:.C30])" office:value-type="float" office:value="-0.155" calcext:value-type="float">
            <text:p>-0.1550</text:p>
          </table:table-cell>
          <table:table-cell table:formula="of:=COM.MICROSOFT.STDEV.P([.C21:.C30])" office:value-type="float" office:value="0.36202900436291" calcext:value-type="float">
            <text:p>0.36202900436291</text:p>
          </table:table-cell>
          <table:table-cell table:formula="of:=[.C30]^3" office:value-type="float" office:value="-0.343000000000004" calcext:value-type="float">
            <text:p>-0.343000000000004</text:p>
          </table:table-cell>
          <table:table-cell table:formula="of:=AVERAGE([.F21:.F30])" office:value-type="float" office:value="-0.0665867000000001" calcext:value-type="float">
            <text:p>-0.0665867</text:p>
          </table:table-cell>
          <table:table-cell table:formula="of:=([.G30]-3*[.D30]*[.E30]^2-[.D30]^3)/[.E30]^3" office:value-type="float" office:value="-0.0404136357905245" calcext:value-type="float">
            <text:p>-0.040413635790525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table:formula="of:=AVERAGE([.C22:.C31])" office:value-type="float" office:value="-0.146" calcext:value-type="float">
            <text:p>-0.1460</text:p>
          </table:table-cell>
          <table:table-cell table:formula="of:=COM.MICROSOFT.STDEV.P([.C22:.C31])" office:value-type="float" office:value="0.358920604033817" calcext:value-type="float">
            <text:p>0.358920604033817</text:p>
          </table:table-cell>
          <table:table-cell table:formula="of:=[.C31]^3" office:value-type="float" office:value="-0.0121669999999995" calcext:value-type="float">
            <text:p>-0.012167</text:p>
          </table:table-cell>
          <table:table-cell table:formula="of:=AVERAGE([.F22:.F31])" office:value-type="float" office:value="-0.0645266000000001" calcext:value-type="float">
            <text:p>-0.0645266</text:p>
          </table:table-cell>
          <table:table-cell table:formula="of:=([.G31]-3*[.D31]*[.E31]^2-[.D31]^3)/[.E31]^3" office:value-type="float" office:value="-0.107911165509605" calcext:value-type="float">
            <text:p>-0.107911165509605</text:p>
          </table:table-cell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11:37:57.441368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11:54:53.080813195</dc:date>
    <meta:editing-duration>PT1H45M9S</meta:editing-duration>
    <meta:editing-cycles>34</meta:editing-cycles>
    <meta:generator>LibreOffice/6.0.6.2$Linux_X86_64 LibreOffice_project/00m0$Build-2</meta:generator>
    <meta:document-statistic meta:table-count="1" meta:cell-count="248" meta:object-count="0"/>
  </office:meta>
</office:document-meta>
</file>